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5861in" table:align="left"/>
    </style:style>
    <style:style style:name="Table1.A" style:family="table-column">
      <style:table-column-properties style:column-width="0.4174in"/>
    </style:style>
    <style:style style:name="Table1.B" style:family="table-column">
      <style:table-column-properties style:column-width="1.1972in"/>
    </style:style>
    <style:style style:name="Table1.C" style:family="table-column">
      <style:table-column-properties style:column-width="0.5569in"/>
    </style:style>
    <style:style style:name="Table1.D" style:family="table-column">
      <style:table-column-properties style:column-width="0.4146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D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D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2" style:family="table">
      <style:table-properties style:width="3.0681in" table:align="left"/>
    </style:style>
    <style:style style:name="Table2.A" style:family="table-column">
      <style:table-column-properties style:column-width="0.334in"/>
    </style:style>
    <style:style style:name="Table2.B" style:family="table-column">
      <style:table-column-properties style:column-width="1.6715in"/>
    </style:style>
    <style:style style:name="Table2.C" style:family="table-column">
      <style:table-column-properties style:column-width="0.5722in"/>
    </style:style>
    <style:style style:name="Table2.D" style:family="table-column">
      <style:table-column-properties style:column-width="0.4903in"/>
    </style:style>
    <style:style style:name="Table2.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2.D1" style:family="table-cell">
      <style:table-cell-properties style:vertical-align="middle" style:border-line-width="0.0007in 0.0014in 0.0007in" fo:padding="0.0194in" fo:border="0.15pt double #808080"/>
    </style:style>
    <style:style style:name="Table2.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2.D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text-properties fo:language="ru" fo:country="RU"/>
    </style:style>
    <style:style style:name="P2" style:family="paragraph" style:parent-style-name="Standard">
      <style:paragraph-properties fo:text-align="justify" style:justify-single-word="false"/>
      <style:text-properties fo:language="ru" fo:country="RU"/>
    </style:style>
    <style:style style:name="P3" style:family="paragraph" style:parent-style-name="Standard">
      <style:paragraph-properties fo:text-align="justify" style:justify-single-word="false"/>
      <style:text-properties fo:language="ru" fo:country="RU" officeooo:paragraph-rsid="00124397"/>
    </style:style>
    <style:style style:name="P4" style:family="paragraph" style:parent-style-name="Standard">
      <style:paragraph-properties fo:text-align="justify" style:justify-single-word="false"/>
    </style:style>
    <style:style style:name="P5" style:family="paragraph" style:parent-style-name="Text_20_body">
      <style:text-properties fo:language="ru" fo:country="RU"/>
    </style:style>
    <style:style style:name="P6" style:family="paragraph" style:parent-style-name="Text_20_body">
      <style:paragraph-properties fo:text-align="justify" style:justify-single-word="false"/>
      <style:text-properties fo:language="ru" fo:country="RU" officeooo:rsid="00124397" officeooo:paragraph-rsid="00124397"/>
    </style:style>
    <style:style style:name="P7" style:family="paragraph" style:parent-style-name="Text_20_body">
      <style:paragraph-properties fo:text-align="justify" style:justify-single-word="false"/>
      <style:text-properties fo:language="ru" fo:country="RU"/>
    </style:style>
    <style:style style:name="P8" style:family="paragraph" style:parent-style-name="Text_20_body">
      <style:paragraph-properties fo:text-align="justify" style:justify-single-word="false"/>
      <style:text-properties fo:language="ru" fo:country="RU" officeooo:paragraph-rsid="00124397"/>
    </style:style>
    <style:style style:name="P9" style:family="paragraph" style:parent-style-name="Text_20_body">
      <style:paragraph-properties fo:text-align="justify" style:justify-single-word="false"/>
      <style:text-properties fo:language="ru" fo:country="RU" officeooo:paragraph-rsid="00141df4"/>
    </style:style>
    <style:style style:name="P10" style:family="paragraph" style:parent-style-name="Text_20_body">
      <style:paragraph-properties fo:text-align="justify" style:justify-single-word="false"/>
    </style:style>
    <style:style style:name="P11" style:family="paragraph" style:parent-style-name="Table_20_Contents">
      <style:text-properties fo:language="ru" fo:country="RU"/>
    </style:style>
    <style:style style:name="P12" style:family="paragraph" style:parent-style-name="Heading_20_2">
      <style:paragraph-properties fo:text-align="justify" style:justify-single-word="false"/>
      <style:text-properties fo:font-size="12pt" style:font-size-asian="12pt" style:font-size-complex="12pt"/>
    </style:style>
    <style:style style:name="P13" style:family="paragraph" style:parent-style-name="Heading_20_4">
      <style:text-properties fo:language="ru" fo:country="RU"/>
    </style:style>
    <style:style style:name="P14" style:family="paragraph" style:parent-style-name="Heading_20_5">
      <style:text-properties fo:language="ru" fo:country="RU"/>
    </style:style>
    <style:style style:name="P15" style:family="paragraph" style:parent-style-name="Preformatted_20_Text">
      <style:text-properties fo:language="ru" fo:country="RU"/>
    </style:style>
    <style:style style:name="P16" style:family="paragraph" style:parent-style-name="Preformatted_20_Text">
      <style:paragraph-properties fo:margin-top="0in" fo:margin-bottom="0.1965in" style:contextual-spacing="false"/>
      <style:text-properties fo:language="ru" fo:country="RU"/>
    </style:style>
    <style:style style:name="P17" style:family="paragraph" style:parent-style-name="Heading_20_3">
      <style:text-properties fo:language="ru" fo:country="RU"/>
    </style:style>
    <style:style style:name="P18" style:family="paragraph" style:parent-style-name="Heading_20_3">
      <style:text-properties fo:font-size="12pt" style:font-size-asian="12pt" style:font-size-complex="12pt"/>
    </style:style>
    <style:style style:name="P19" style:family="paragraph" style:parent-style-name="Heading_20_1">
      <style:paragraph-properties fo:text-align="justify" style:justify-single-word="false"/>
      <style:text-properties fo:font-size="14pt" style:font-size-asian="14pt" style:font-size-complex="14pt"/>
    </style:style>
    <style:style style:name="T1" style:family="text">
      <style:text-properties officeooo:rsid="00124397"/>
    </style:style>
    <style:style style:name="T2" style:family="text">
      <style:text-properties fo:language="ru" fo:country="RU"/>
    </style:style>
    <style:style style:name="T3" style:family="text">
      <style:text-properties fo:language="ru" fo:country="RU" officeooo:rsid="00141df4"/>
    </style:style>
    <style:style style:name="T4" style:family="text">
      <style:text-properties style:font-name="Liberation Serif" fo:language="ru" fo:country="RU"/>
    </style:style>
    <style:style style:name="T5" style:family="text">
      <style:text-properties style:font-name="Liberation Serif" fo:language="ru" fo:country="RU" officeooo:rsid="00124397"/>
    </style:style>
    <style:style style:name="T6" style:family="text">
      <style:text-properties fo:font-size="12pt" style:font-size-asian="12pt" style:font-size-complex="12pt"/>
    </style:style>
    <style:style style:name="T7" style:family="text">
      <style:text-properties fo:font-size="12pt" officeooo:rsid="00124397" style:font-size-asian="12pt" style:font-size-complex="12pt"/>
    </style:style>
    <style:style style:name="T8" style:family="text">
      <style:text-properties fo:font-size="12pt" officeooo:rsid="00141df4"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1">1</text:span>. <text:tab/>MGEN <text:span text:style-name="T1">формат скрипта</text:span></text:h>
      <text:p text:style-name="P6">MGEN скрипты – текстовые файлы, содержащие последовательности команд и событий планировщика, описывающие модели генерации трафика, порты, группы, и другие опции.</text:p>
      <text:p text:style-name="P6">Каждая строка в скрипте описывает <text:s/>либо событие передачи, либо событие приёма, либо глобальную команду. Длинные команды можно располагать на нескольких строках, с помошью обратной косой черты “\”. Допускаются пустые строки, а также комментарии, начинающиеся с “#”. </text:p>
      <text:p text:style-name="P3"><text:bookmark text:name="result_box"/><text:span text:style-name="T1">В настоящее время MGEN с чувствителен к регистру при разборе формата файла сценария (команды, опции, и т.д., все в верхнем регистре).</text:span></text:p>
      <text:p text:style-name="P7"/>
      <text:p text:style-name="P8"><text:span text:style-name="T1">Запланированные события передачи и приёма имеют следующий формат:</text:span></text:p>
      <text:p text:style-name="P10"><text:span text:style-name="Source_20_Text"><text:span text:style-name="T2">[&lt;eventTime&gt;] &lt;eventType&gt; &lt;parameters ...&gt; [&lt;options ...&gt;]</text:span></text:span></text:p>
      <text:p text:style-name="P4"><text:bookmark text:name="result_box1"/><text:span text:style-name="Source_20_Text"><text:span text:style-name="T5">Эти «события» будут выполнены MGEN в относительное время, указанное в поле &lt;eventTime&gt;. Значением этого поля является число с плавающей точкой, которое обозначает относительное время (в секундах) связанного с данной командой события. Относительное время отсчитывается относительно начала программы MGEN или времени, диктуемого глобальной команды START. </text:span></text:span></text:p>
      <text:p text:style-name="P7"/>
      <text:p text:style-name="P2"><text:bookmark text:name="result_box2"/>Глобальные команды, как правило, используется для определения поведения по умолчанию для работы MGEN или вариант<text:span text:style-name="T1">ов поведения</text:span> независимо от планирования событий. Формат <text:span text:style-name="T1">задания</text:span> глобальных командных строк сценария:</text:p>
      <text:p text:style-name="P2"/>
      <text:p text:style-name="P10"><text:span text:style-name="Source_20_Text"><text:span text:style-name="T2">&lt;commandType&gt; [&lt;command parameters ...&gt;]</text:span></text:span></text:p>
      <text:h text:style-name="P12" text:outline-level="2"><text:bookmark text:name="_Transmission_Events"/>5.1.<text:tab/><text:span text:style-name="T1">События передачи</text:span></text:h>
      <text:p text:style-name="P2"><text:span text:style-name="T7">В </text:span><text:span text:style-name="T6">MGEN </text:span><text:span text:style-name="T7">строки, описывающие события передачи</text:span><text:span text:style-name="T6"> используются для планирования и </text:span><text:span text:style-name="T7">описания</text:span><text:span text:style-name="T6"> </text:span><text:span text:style-name="T7">генерируемого</text:span><text:span text:style-name="T6"> MGEN трафика. MGEN может одновременно передавать трафик на различные направления с </text:span><text:span text:style-name="T8">использованием</text:span><text:span text:style-name="T6"> различны</text:span><text:span text:style-name="T8">х</text:span><text:span text:style-name="T6"> формам передачи. Формат сценари</text:span><text:span text:style-name="T8">я</text:span><text:span text:style-name="T6"> MGEN использует "идентификаторы потока" (&lt;flowIds&gt;) </text:span><text:span text:style-name="T8">для того чтобы </text:span><text:span text:style-name="T6">помет</text:span><text:span text:style-name="T8">ить</text:span><text:span text:style-name="T6"> определенные </text:span><text:span text:style-name="T8">потоки</text:span><text:span text:style-name="T6"> генерации MGEN трафика. &lt;flowIds&gt; размещены в полезной нагрузке, связанных сообщений MGEN, основная цель &lt;flowId&gt; <text:s/>- связ</text:span><text:span text:style-name="T8">ь</text:span><text:span text:style-name="T6"> последовательност</text:span><text:span text:style-name="T8">и</text:span><text:span text:style-name="T6"> сценариев "событий передачи", как единого «потока» или «нити».</text:span></text:p>
      <text:p text:style-name="P2"><text:span text:style-name="T6"/></text:p>
      <text:p text:style-name="P2"><text:bookmark text:name="result_box4"/><text:span text:style-name="T8">Набор</text:span><text:span text:style-name="T6"> событий, относящихся к </text:span><text:span text:style-name="T8">потоку</text:span><text:span text:style-name="T6"> генерации MGEN </text:span><text:span text:style-name="T8">трафика</text:span><text:span text:style-name="T6"> состо</text:span><text:span text:style-name="T8">ит</text:span><text:span text:style-name="T6"> из ON, MOD, и OFF. Синтаксис стро</text:span><text:span text:style-name="T8">ки</text:span><text:span text:style-name="T6"> сценария для этих типов событий:</text:span></text:p>
      <text:p text:style-name="P2"><text:span text:style-name="T6"/></text:p>
      <text:p text:style-name="P9"><text:span text:style-name="Source_20_Text"><text:span text:style-name="T6">&lt;eventTime&gt; {ON|MOD|OFF} &lt;flowId&gt; [&lt;options ...&gt;]</text:span></text:span></text:p>
      <text:p text:style-name="P10"><text:bookmark text:name="result_box5"/><text:span text:style-name="Source_20_Text"><text:span text:style-name="T4">Первым в сценарий событий для данного потока, указанного с помощью &lt;flowId&gt; должно быть событие ON. Впоследствии MOD-события могут быть использованы для модификации характеристик данного потока, пока не будет прекращена передача с помощью события OFF. После завершения текущего потока командой OFF, поток с тем же значением &lt;flowId&gt; может </text:span></text:span><text:soft-page-break/><text:span text:style-name="Source_20_Text"><text:span text:style-name="T4">быть инициирован с помощью другого события ON. Поля &lt;options&gt; используются для описания характеристик потоков, инициированных с <text:s/>помощью событий ON и модифицированных в последствии с помощью MOD событий. Команда OFF не имеет опций.</text:span></text:span></text:p>
      <text:h text:style-name="P18" text:outline-level="3"><text:bookmark text:name="_ON_Event"/>5.1.1. ON Event</text:h>
      <text:p text:style-name="P5">Script syntax:</text:p>
      <text:p text:style-name="Text_20_body"><text:span text:style-name="Source_20_Text"><text:span text:style-name="T2">&lt;eventTime&gt; ON &lt;flowId&gt; &lt;protocol&gt; [connect] DST &lt;addr&gt;/&lt;port&gt; &lt;pattern [params]&gt; [&lt;options ...&gt;] [DATA [&lt;hex&gt;&lt;hex&gt;]]</text:span></text:span></text:p>
      <text:p text:style-name="Text_20_body"><text:span text:style-name="T2">This transmission event type is used to initiate a new flow at the time given by the &lt;eventTime&gt;. The &lt;flowId&gt; is used to identify the flow within the script and can be used by subsequent </text:span><text:a xlink:type="simple" xlink:href="http://downloads.pf.itd.nrl.navy.mil/docs/mgen/mgen.html#_MOD_Event"><text:span text:style-name="T2">MOD</text:span></text:a><text:span text:style-name="T2">, or </text:span><text:a xlink:type="simple" xlink:href="http://downloads.pf.itd.nrl.navy.mil/docs/mgen/mgen.html#_OFF_Event"><text:span text:style-name="T2">OFF</text:span></text:a><text:span text:style-name="T2"> events to reference the flow initiated here.</text:span></text:p>
      <text:p text:style-name="Text_20_body"><text:span text:style-name="T2">The &lt;protocol&gt; field indicates the transport protocol to be used for the generated MGEN test messages. Current supported &lt;protocol&gt; types include "UDP", "TCP", and "SINK". The flow destination address and port must be specified for the </text:span><text:a xlink:type="simple" xlink:href="http://downloads.pf.itd.nrl.navy.mil/docs/mgen/mgen.html#_ON_Event"><text:span text:style-name="T2">ON</text:span></text:a><text:span text:style-name="T2"> event using the DST option and the &lt;pattern&gt; of message generation must be given as well. Other flow &lt;options&gt; may be specified to further characterize the flow. User defined message payload can be specified with the DATA command. The data should be a hexadecimal representation of the user data where each pair of characters corresponds to one byte of user data.</text:span></text:p>
      <text:p text:style-name="P5">The "UDP" and "TCP" protocol types encapsulate generated MGEN messages for the flow into IP packets for the appropriate protocol and transmit them over the network. (Note that an mgen instance must be "listening" for a TCP connection on the destination port at the target node or the connection attempt will fail and the flow will be turned off). Messages for the "SINK" protocol type are written to the file/device/stream indicated by the mgen "sink" command-line option. In the future, other protocol types will be available for MGEN traffic flows.</text:p>
      <text:p text:style-name="P5">The optional UDP CONNECT attribute will direct MGEN to open a "connected" UDP socket. If the connection cannot be established or is not available for a time period, MGEN will continue to attempt to send packets until the flow is stopped. (Note that Windows and some Unix implementations may not always report IGMP port unreachable messages returned by the destination address when a socket is not listening to the requested port.)</text:p>
      <text:p text:style-name="P5">Example:</text:p>
      <text:p text:style-name="P5">This script line will originate a "flow" of MGEN UDP destined for the loopback address (IP address 127.0.0.1) port number 5000 beginning immediately when the script is executed. The messages will consist of 1024 byte messages at a regular rate of 1.0 per second:</text:p>
      <text:p text:style-name="Text_20_body"><text:span text:style-name="Source_20_Text"><text:span text:style-name="T2">0.0 ON 1 UDP DST 127.0.0.1/5000 PERIODIC [1.0 1024]</text:span></text:span></text:p>
      <text:h text:style-name="P13" text:outline-level="4"><text:bookmark text:name="_MOD_Event"/>5.1.2. MOD Event</text:h>
      <text:p text:style-name="P5">Script syntax:</text:p>
      <text:p text:style-name="Text_20_body"><text:soft-page-break/><text:span text:style-name="Source_20_Text"><text:span text:style-name="T2">&lt;eventTime&gt; MOD &lt;flowId&gt; [&lt;options ...&gt;]</text:span></text:span></text:p>
      <text:p text:style-name="Text_20_body"><text:span text:style-name="T2">This transmission event type is used to modify the characteristics of an existing flow identified by the &lt;flowId&gt; field. The given transmission event &lt;options&gt; determine which specific characteristics of the flow (e.g. PATTERN, TOS, destination (DST), connection status (CONNECT), broadcast, etc) will be affected. Multiple options may be specified in the script line. Note that the protocol type and source port number (SRC) cannot be changed with the MOD event type (the referenced flow should be terminated with an </text:span><text:a xlink:type="simple" xlink:href="http://downloads.pf.itd.nrl.navy.mil/docs/mgen/mgen.html#_OFF_Event"><text:span text:style-name="T2">OFF</text:span></text:a><text:span text:style-name="T2"> event and re-initiated with an </text:span><text:a xlink:type="simple" xlink:href="http://downloads.pf.itd.nrl.navy.mil/docs/mgen/mgen.html#_ON_Event"><text:span text:style-name="T2">ON</text:span></text:a><text:span text:style-name="T2"> event to accomplish this goal). If no &lt;options&gt;are given, the flow will remain unaltered. A script parse error will result if the identified flow was not previously initiated with an </text:span><text:a xlink:type="simple" xlink:href="http://downloads.pf.itd.nrl.navy.mil/docs/mgen/mgen.html#_ON_Event"><text:span text:style-name="T2">ON</text:span></text:a><text:span text:style-name="T2">event.</text:span></text:p>
      <text:p text:style-name="P5">Example:</text:p>
      <text:p text:style-name="P5">This script line will modify "flow 1" to change it packet transmission pattern 5.0 seconds after script execution. The changed "flow 1" will then generate messages 512 bytes in size at an average rate of 10.0 messages per second following a Poisson (exponentially-distributed interval)</text:p>
      <text:p text:style-name="Text_20_body"><text:span text:style-name="Source_20_Text"><text:span text:style-name="T2">5.0 MOD 1 POISSON [10.0 512]</text:span></text:span></text:p>
      <text:p text:style-name="Text_20_body"><text:span text:style-name="Source_20_Text"><text:span text:style-name="T2">Example:</text:span></text:span></text:p>
      <text:p text:style-name="Text_20_body"><text:span text:style-name="Source_20_Text"><text:span text:style-name="T2">These commands will connect a previously unconnected UDP socket. Note that the original socket will be closed and any pending queue for the flow will be cleared.</text:span></text:span></text:p>
      <text:p text:style-name="Text_20_body"><text:span text:style-name="Source_20_Text"><text:span text:style-name="T2">ON 1 UDP SRC 5000 DST 192.168.1.101/5001 PERIODIC [1 1024]</text:span></text:span></text:p>
      <text:p text:style-name="Text_20_body"><text:span text:style-name="Source_20_Text"><text:span text:style-name="T2">5.0 MOD 1 CONNECT </text:span></text:span></text:p>
      <text:p text:style-name="Text_20_body"><text:span text:style-name="Source_20_Text"><text:span text:style-name="T2">Example:</text:span></text:span></text:p>
      <text:p text:style-name="Text_20_body"><text:span text:style-name="Source_20_Text"><text:span text:style-name="T2">These commands will disconnect a previously connected socket and change the source port to 5001. To keep the socket connected you must also specify the CONNECT attribute on the MOD command.</text:span></text:span></text:p>
      <text:p text:style-name="Text_20_body"><text:span text:style-name="Source_20_Text"><text:span text:style-name="T2">ON 1 UDP CONNECT SRC 5000 DST 192.168.1.101/5001 PERIODIC [1 1024]</text:span></text:span></text:p>
      <text:p text:style-name="Text_20_body"><text:span text:style-name="Source_20_Text"><text:span text:style-name="T2">5.0 MOD 1 SRC 5001</text:span></text:span></text:p>
      <text:h text:style-name="P13" text:outline-level="4"><text:bookmark text:name="_OFF_Event"/>5.1.3. OFF Event</text:h>
      <text:p text:style-name="P5">Script syntax:</text:p>
      <text:p text:style-name="Text_20_body"><text:span text:style-name="Source_20_Text"><text:span text:style-name="T2">&lt;eventTime&gt; OFF &lt;flowId&gt;</text:span></text:span></text:p>
      <text:p text:style-name="Text_20_body"><text:span text:style-name="T2">This transmission event type terminates message transmission for the flow identified by the &lt;flowId&gt; field at the time given in the &lt;eventTime&gt; field. There are no options applicable to this event type. A script parse error will result if the identified flow was not previously initiated with an </text:span><text:a xlink:type="simple" xlink:href="http://downloads.pf.itd.nrl.navy.mil/docs/mgen/mgen.html#_ON_Event"><text:span text:style-name="T2">ON</text:span></text:a><text:span text:style-name="T2"> event.</text:span></text:p>
      <text:p text:style-name="P5">Example:</text:p>
      <text:p text:style-name="P5"><text:soft-page-break/>This script line will terminate generation of MGEN message traffic for "flow 1" at 10.0 seconds after script execution.</text:p>
      <text:p text:style-name="Text_20_body"><text:span text:style-name="Source_20_Text"><text:span text:style-name="T2">10.0 OFF 1</text:span></text:span></text:p>
      <text:h text:style-name="P17" text:outline-level="3"><text:bookmark text:name="_Transmission_Event_Options"/>5.2. Transmission Event Options</text:h>
      <text:p text:style-name="Text_20_body"><text:span text:style-name="T2">This section describes options which may be applied to </text:span><text:a xlink:type="simple" xlink:href="http://downloads.pf.itd.nrl.navy.mil/docs/mgen/mgen.html#_ON_Event"><text:span text:style-name="T2">ON</text:span></text:a><text:span text:style-name="T2"> or </text:span><text:a xlink:type="simple" xlink:href="http://downloads.pf.itd.nrl.navy.mil/docs/mgen/mgen.html#_MOD_Event"><text:span text:style-name="T2">MOD</text:span></text:a><text:span text:style-name="T2">, transmission events in MGEN script files. Note that </text:span><text:a xlink:type="simple" xlink:href="http://downloads.pf.itd.nrl.navy.mil/docs/mgen/mgen.html#_ON_Event"><text:span text:style-name="T2">ON</text:span></text:a><text:span text:style-name="T2"> event lines require specification of at least the &lt;protocol&gt;, &lt;destination&gt;, and &lt;pattern&gt; options, while only the options to be changed need to be specified as part of </text:span><text:a xlink:type="simple" xlink:href="http://downloads.pf.itd.nrl.navy.mil/docs/mgen/mgen.html#_MOD_Event"><text:span text:style-name="T2">MOD</text:span></text:a><text:span text:style-name="T2"> event lines.</text:span></text:p>
      <text:h text:style-name="P13" text:outline-level="4"><text:bookmark text:name="Protocol__UDP_TCP_SINK"/>5.2.1. Protocol (UDP/TCP/SINK)</text:h>
      <text:p text:style-name="P5">Option syntax:</text:p>
      <text:p text:style-name="Text_20_body"><text:span text:style-name="Source_20_Text"><text:span text:style-name="T2">... &lt;protocolType&gt; ...</text:span></text:span></text:p>
      <text:p text:style-name="Text_20_body"><text:span text:style-name="T2">The transport protocol for MGEN messages generated by a flow must be specified as part of any </text:span><text:a xlink:type="simple" xlink:href="http://downloads.pf.itd.nrl.navy.mil/docs/mgen/mgen.html#_ON_Event"><text:span text:style-name="T2">ON</text:span></text:a><text:span text:style-name="T2"> events.</text:span></text:p>
      <text:p text:style-name="P5">Example:</text:p>
      <text:p text:style-name="Text_20_body"><text:span text:style-name="Source_20_Text"><text:span text:style-name="T2">0.0 ON 1 UDP DST 127.0.0.1/5000 PERIODIC [1.0 1024]</text:span></text:span></text:p>
      <text:p text:style-name="Text_20_body"><text:span text:style-name="Source_20_Text"><text:span text:style-name="T2">0.0 ON 2 TCP DST 127.0.0.1/5000 PERIODIC [1.0 1024]</text:span></text:span></text:p>
      <text:p text:style-name="Text_20_body"><text:span text:style-name="Source_20_Text"><text:span text:style-name="T2">0.0 ON 3 SINK DST 127.0.0.1/5000 PERIODIC [1.0 1024]</text:span></text:span></text:p>
      <text:h text:style-name="P13" text:outline-level="4"><text:bookmark text:name="Destination__DST"/>5.2.2. Destination (DST)</text:h>
      <text:p text:style-name="P5">Option syntax:</text:p>
      <text:p text:style-name="Text_20_body"><text:span text:style-name="Source_20_Text"><text:span text:style-name="T2">... DST &lt;addr&gt;/&lt;port&gt; ...</text:span></text:span></text:p>
      <text:p text:style-name="Text_20_body"><text:span text:style-name="T2">The destination address for a flow must be specified for </text:span><text:a xlink:type="simple" xlink:href="http://downloads.pf.itd.nrl.navy.mil/docs/mgen/mgen.html#_ON_Event"><text:span text:style-name="T2">ON</text:span></text:a><text:span text:style-name="T2"> events and may be altered as part of </text:span><text:a xlink:type="simple" xlink:href="http://downloads.pf.itd.nrl.navy.mil/docs/mgen/mgen.html#_MOD_Event"><text:span text:style-name="T2">MOD</text:span></text:a><text:span text:style-name="T2">, events. The &lt;addr&gt; field specifies the destination IP address (IPv4 or IPv6) and the &lt;port&gt; field specifies the destination host port number. The destination address may be a unicast (point-to-point) or multicast address.</text:span></text:p>
      <text:p text:style-name="P5">Examples:</text:p>
      <text:p text:style-name="Text_20_body"><text:span text:style-name="Source_20_Text"><text:span text:style-name="T2">#Start a flow to loopback address port 5000</text:span></text:span></text:p>
      <text:p text:style-name="Text_20_body"><text:span text:style-name="Source_20_Text"><text:span text:style-name="T2">0.0 ON 1 UDP DST 127.0.0.1/5000 PERIODIC [1.0 1024]</text:span></text:span></text:p>
      <text:p text:style-name="Text_20_body"><text:span text:style-name="Source_20_Text"><text:span text:style-name="T2">#Modify flow 1 to a different destination port</text:span></text:span></text:p>
      <text:p text:style-name="Text_20_body"><text:span text:style-name="Source_20_Text"><text:span text:style-name="T2">0.0 MOD 1 DST 127.0.0.1/5001</text:span></text:span></text:p>
      <text:h text:style-name="P13" text:outline-level="4"><text:bookmark text:name="_Source_Port_SRC"/>5.2.3. Source Port (SRC)</text:h>
      <text:p text:style-name="P5">Option syntax:</text:p>
      <text:p text:style-name="Text_20_body"><text:soft-page-break/><text:span text:style-name="Source_20_Text"><text:span text:style-name="T2">... SRC &lt;port&gt; ...</text:span></text:span></text:p>
      <text:p text:style-name="Text_20_body"><text:span text:style-name="T2">The source port number used for generated traffic may be optionally specified as part of an </text:span><text:a xlink:type="simple" xlink:href="http://downloads.pf.itd.nrl.navy.mil/docs/mgen/mgen.html#_ON_Event"><text:span text:style-name="T2">ON</text:span></text:a><text:span text:style-name="T2"> event. The &lt;port&gt; field identifies the host port number to be used. When the SRC option is not specified or set to "0", the flow will use a free port number picked by the operating system. Note that MGEN UDP flows may share the same source port and the associated flow will "inherit" some attributes (e.g.</text:span><text:a xlink:type="simple" xlink:href="http://downloads.pf.itd.nrl.navy.mil/docs/mgen/mgen.html#_Type-Of-Service_TOS"><text:span text:style-name="T2">TOS</text:span></text:a><text:span text:style-name="T2">, </text:span><text:a xlink:type="simple" xlink:href="http://downloads.pf.itd.nrl.navy.mil/docs/mgen/mgen.html#_Time-To-Live_TTL"><text:span text:style-name="T2">TTL</text:span></text:a><text:span text:style-name="T2">, </text:span><text:a xlink:type="simple" xlink:href="http://downloads.pf.itd.nrl.navy.mil/docs/mgen/mgen.html#_Broadcast"><text:span text:style-name="T2">BROADCAST</text:span></text:a><text:span text:style-name="T2"> etc) which may have been set for other flows which use that same source port. This is because some of these attributes tend to be maintained by operating systems on a "per socket" basis. Also, any such attributes set for this flow will affect other existing flows using the same source port. Thus, the SRC option is useful when it is desired to explicitly create different flows with distinct "per socket" attributes such as </text:span><text:a xlink:type="simple" xlink:href="http://downloads.pf.itd.nrl.navy.mil/docs/mgen/mgen.html#_Type-Of-Service_TOS"><text:span text:style-name="T2">TOS</text:span></text:a><text:span text:style-name="T2"> or multicast </text:span><text:a xlink:type="simple" xlink:href="http://downloads.pf.itd.nrl.navy.mil/docs/mgen/mgen.html#_Time-To-Live_TTL"><text:span text:style-name="T2">TTL</text:span></text:a><text:span text:style-name="T2">.</text:span></text:p>
      <text:p text:style-name="P5">NOTE: Under the windows operating system, the ability to reestablish TCP connections to a common SRC addr/port DST addr/port pair is limited by TCP's TIME_WAIT interval which can range from 2 minutes to 30 seconds. During this operating system dependent interval, any attempt to reuse the socket pair will fail. Allowing the operating system to provide the SRC port will allow connections to a common dst/port to be successful within this interval. This behavior may also manifest under certain Linux distributions as well.</text:p>
      <text:p text:style-name="P5">Example:</text:p>
      <text:p text:style-name="P5">Here, two flows are created with the same destination address, but different source ports. Flow 1 is also assigned non-default type-of-service using the TOS option. The use of the SRC option ensures that two different sockets are used to support the two different types of service.</text:p>
      <text:p text:style-name="Text_20_body"><text:span text:style-name="Source_20_Text"><text:span text:style-name="T2">#Start flow 1 using source port 5001(TOS = 0x10) and flow 2 using port 5002</text:span></text:span></text:p>
      <text:p text:style-name="Text_20_body"><text:span text:style-name="Source_20_Text"><text:span text:style-name="T2">0.0 ON 1 UDP DST 127.0.0.1/5000 SRC 5001 PERIODIC [1.0 1024] TOS 0x10</text:span></text:span></text:p>
      <text:p text:style-name="Text_20_body"><text:span text:style-name="Source_20_Text"><text:span text:style-name="T2">0.0 ON 2 UDP DST 127.0.0.1/5000 SRC 5002 PERIODIC [10.0 512]</text:span></text:span></text:p>
      <text:h text:style-name="P13" text:outline-level="4"><text:bookmark text:name="_COUNT"/>5.2.4. COUNT</text:h>
      <text:p text:style-name="P5">Option syntax:</text:p>
      <text:p text:style-name="Text_20_body"><text:span text:style-name="Source_20_Text"><text:span text:style-name="T2">... COUNT &lt;msgCount&gt; ...</text:span></text:span></text:p>
      <text:p text:style-name="Text_20_body"><text:span text:style-name="T2">The optional COUNT attribute specifies the number of messages that are to be sent for the flow, e.g. a COUNT value of 1 means that one and only one mgen message will be sent. This attribute defaults to "-1", meaning mgen will send an unlimited number of messages until an </text:span><text:a xlink:type="simple" xlink:href="http://downloads.pf.itd.nrl.navy.mil/docs/mgen/mgen.html#_OFF_Event"><text:span text:style-name="T2">OFF</text:span></text:a><text:span text:style-name="T2"> event occurs or the mgen program completes. If a message count is specified, the mgen flow will be stopped after the requested number of messages has been sent.</text:span></text:p>
      <text:p text:style-name="Text_20_body"><text:span text:style-name="T2">Note that an </text:span><text:a xlink:type="simple" xlink:href="http://downloads.pf.itd.nrl.navy.mil/docs/mgen/mgen.html#_OFF_Event"><text:span text:style-name="T2">OFF</text:span></text:a><text:span text:style-name="T2"> event will override any message COUNT specified (e.g. the flow will be terminated even if &lt;msgCount&gt; messages have not been sent) and that the </text:span><text:a xlink:type="simple" xlink:href="http://downloads.pf.itd.nrl.navy.mil/docs/mgen/mgen.html#_QUEUE"><text:span text:style-name="T2">QUEUE</text:span></text:a><text:span text:style-name="T2"> attribute will override (defer) OFF events.</text:span></text:p>
      <text:h text:style-name="P13" text:outline-level="4"><text:bookmark text:name="Pattern__PER"/><text:soft-page-break/>5.2.5. Pattern (PERIODIC, POISSON, BURST, JITTER, CLONE)</text:h>
      <text:p text:style-name="P5">Option syntax:</text:p>
      <text:p text:style-name="Text_20_body"><text:span text:style-name="Source_20_Text"><text:span text:style-name="T2">... &lt;patternType&gt; [parameters ...] ...</text:span></text:span></text:p>
      <text:p text:style-name="P5">(Note: The '[' and ']' characters are explicitly required at the beginning and end of the pattern parameter set. Different pattern types may use different parameter sets.)</text:p>
      <text:p text:style-name="Text_20_body"><text:span text:style-name="T2">Traffic generated by MGEN consists of a series of sequence-numbered messages. The messaging generated by MGEN may vary in size and frequency of transmission to stress the network in a controlled fashion or possibly emulate other network applications. The "Pattern" of message generation must be specified in ON events and may be altered as part of subsequent </text:span><text:a xlink:type="simple" xlink:href="http://downloads.pf.itd.nrl.navy.mil/docs/mgen/mgen.html#_MOD_Event"><text:span text:style-name="T2">MOD</text:span></text:a><text:span text:style-name="T2">, events. Currently MGEN supports four pattern types, "PERIODIC", "POISSON", "BURST", "JITTER", and "CLONE". Complex traffic patterns can be created by using a compound of multiple "flows" (with the same SRC/DST) with different pattern types and parameters. Other pattern types (e.g. MARKOV), including ones with statistically varying payload sizes, will be added eventually.</text:span></text:p>
      <text:h text:style-name="P14" text:outline-level="5"><text:bookmark text:name="PERIODIC_Pattern"/>5.2.5.1. PERIODIC Pattern:</text:h>
      <text:p text:style-name="P5">Option syntax:</text:p>
      <text:p text:style-name="Text_20_body"><text:span text:style-name="Source_20_Text"><text:span text:style-name="T2">... PERIODIC [&lt;rate&gt; &lt;size&gt;]...</text:span></text:span></text:p>
      <text:p text:style-name="P5">This pattern type generates messages of a fixed &lt;size&gt; (in bytes) at a very regular &lt;rate&gt; (in messages/second). For UDP protocol, the &lt;size&gt; field must be greater or equal to the minimum MGEN message size and less than or equal to the maximum UDP message size of 8192 bytes. For TCP protocol, &lt;size&gt; parameter is unlimited. Note the &lt;rate&gt; must be greater than or equal to 0.0 messages/second for the TCP and UDP protocols.</text:p>
      <text:p text:style-name="P5">Example:</text:p>
      <text:p text:style-name="Text_20_body"><text:span text:style-name="Source_20_Text"><text:span text:style-name="T2">#Start an MGEN flow sending 1024 byte messages</text:span></text:span></text:p>
      <text:p text:style-name="Text_20_body"><text:span text:style-name="Source_20_Text"><text:span text:style-name="T2">#at a rate of 10.0 per second</text:span></text:span></text:p>
      <text:p text:style-name="Text_20_body"><text:span text:style-name="Source_20_Text"><text:span text:style-name="T2">0.0 ON 1 UDP DST 127.0.0.1/5000 PERIODIC [10.0 1024]</text:span></text:span></text:p>
      <text:p text:style-name="Text_20_body"><text:span text:style-name="Source_20_Text"><text:span text:style-name="T2">#Reduce the flow rate to one 512 byte message</text:span></text:span></text:p>
      <text:p text:style-name="Text_20_body"><text:span text:style-name="Source_20_Text"><text:span text:style-name="T2">#every 2.0 seconds</text:span></text:span></text:p>
      <text:p text:style-name="Text_20_body"><text:span text:style-name="Source_20_Text"><text:span text:style-name="T2">0.0 MOD 1 PERIODIC [0.5 512]</text:span></text:span></text:p>
      <text:h text:style-name="P14" text:outline-level="5"><text:bookmark text:name="POISSON_Pattern"/>5.2.5.2. POISSON Pattern:</text:h>
      <text:p text:style-name="P5">Option syntax:</text:p>
      <text:p text:style-name="Text_20_body"><text:span text:style-name="Source_20_Text"><text:span text:style-name="T2">... POISSON [&lt;aveRate (msg/sec)&gt; &lt;size (bytes)&gt;] ...</text:span></text:span></text:p>
      <text:p text:style-name="P5">This pattern type generates messages of a fixed &lt;size&gt; (in bytes) at statistically varying intervals at an average &lt;rate&gt; (in messages/second). For UDP protocol, the &lt;size&gt; field must be greater or equal to <text:soft-page-break/>the minimum MGEN message size and less than or equal to the maximum UDP message size of 8192 bytes. For TCP protocol, &lt;size&gt; parameter is unlimited. Note the &lt;rate&gt; must be greater than or equal to 0.0 messages/second for the TCP and UDP protocols.</text:p>
      <text:p text:style-name="P5">Example:</text:p>
      <text:p text:style-name="Text_20_body"><text:span text:style-name="Source_20_Text"><text:span text:style-name="T2">#Start an MGEN flow sending 1024 byte messages</text:span></text:span></text:p>
      <text:p text:style-name="Text_20_body"><text:span text:style-name="Source_20_Text"><text:span text:style-name="T2">#at an average rate of 10.0 per second</text:span></text:span></text:p>
      <text:p text:style-name="Text_20_body"><text:span text:style-name="Source_20_Text"><text:span text:style-name="T2">0.0 ON 1 UDP DST 127.0.0.1/5000 POISSON [10.0 1024]</text:span></text:span></text:p>
      <text:p text:style-name="Text_20_body"><text:span text:style-name="Source_20_Text"><text:span text:style-name="T2">#Reduce the flow rate to an average of one</text:span></text:span></text:p>
      <text:p text:style-name="Text_20_body"><text:span text:style-name="Source_20_Text"><text:span text:style-name="T2">#512 byte message every 2.0 seconds</text:span></text:span></text:p>
      <text:p text:style-name="Text_20_body"><text:span text:style-name="Source_20_Text"><text:span text:style-name="T2">0.0 MOD 1 POISSON [0.5 512]</text:span></text:span></text:p>
      <text:h text:style-name="P14" text:outline-level="5"><text:bookmark text:name="BURST_Pattern"/>5.2.5.3. BURST Pattern:</text:h>
      <text:p text:style-name="P5">Option syntax:</text:p>
      <text:p text:style-name="Text_20_body"><text:span text:style-name="Source_20_Text"><text:span text:style-name="T2">... BURST [REGULAR|RANDOM &lt;aveInterval (sec)&gt; &lt;patternType&gt; [&lt;patternParams&gt;] FIXED|EXPONENTIAL &lt;aveDuration (sec)&gt;] ...</text:span></text:span></text:p>
      <text:p text:style-name="P5">The BURST pattern generates bursts of other MGEN pattern types at a specified average interval. The first parameter of the BURST pattern is either "REGULAR" resulting in periodic burst uniformly distributed in time by the &lt;aveInterval&gt; value, or "RANDOM" which exponentially distributes the traffic generation bursts in time with an average burst interval as specified by the &lt;aveInterval&gt; parameter value. The characteristics of the MGEN messages generated during a burst is given by the &lt;patternType&gt; and associated &lt;patternParams&gt; parameters. The &lt;patternType&gt; may any MGEN pattern type including PERIODIC, POISSON, or, yes, even BURST. The &lt;patternParams&gt; must be appropriate for the given &lt;patternType&gt;. When a traffic generation burst occurs, its duration is either of a FIXED value as given by the &lt;aveDuration&gt; or a randomly varying duration with EXPONENTIAL statistics and an average duration as given by the &lt;aveDuration&gt; parameter.</text:p>
      <text:p text:style-name="P5">An example use of the BURST pattern would be to roughly emulate the "talk spurts" which might result from Voice Over IP (VOIP) applications. As a voice conversation commences, a user's burst of activity (talk spurts) might be RANDOM with some average interval and the duration talk spurts approximate EXPONENTIAL statistics. &gt; When the talk spurt (burst) occurs, the voice compression codec might generate messages following something like a PERIODIC flow with packet rates and packet sizes dependent upon the voice codec in use.</text:p>
      <text:p text:style-name="P5">Other uses of the BURST pattern might be to roughly model message/packet generation occurring with random use of a network such as web browsing, etc. The BURST model provided by MGEN does not presuppose any specific traffic model, but might be useful in approximating some models of regular or intermittent network activity.</text:p>
      <text:p text:style-name="P5">The average traffic generation rate for this pattern should be approximately the average transmission <text:soft-page-break/>rate of the core &lt;patternType&gt; and &lt;patternParams&gt; multiplied by the burst duty cycle (&lt;aveDuration&gt; / &lt;aveInterval&gt;). Note that when average burst duration tends to exceed the average burst interval, the flow will tend to follow the characteristics of the core pattern (i.e. 100% duty cycle).</text:p>
      <text:p text:style-name="P5">Example:</text:p>
      <text:p text:style-name="Text_20_body"><text:span text:style-name="Source_20_Text"><text:span text:style-name="T2">#Start a bursty MGEN flow with bursts of 1024 byte messages</text:span></text:span></text:p>
      <text:p text:style-name="Text_20_body"><text:span text:style-name="Source_20_Text"><text:span text:style-name="T2">#with a periodic rate of 10.0 messages per second. The</text:span></text:span></text:p>
      <text:p text:style-name="Text_20_body"><text:span text:style-name="Source_20_Text"><text:span text:style-name="T2">#bursts will occur at random intervals with an average</text:span></text:span></text:p>
      <text:p text:style-name="Text_20_body"><text:span text:style-name="Source_20_Text"><text:span text:style-name="T2">#interval from the start of one burst until the start of</text:span></text:span></text:p>
      <text:p text:style-name="Text_20_body"><text:span text:style-name="Source_20_Text"><text:span text:style-name="T2">#the next of 10.0 seconds. The duration of each burst is</text:span></text:span></text:p>
      <text:p text:style-name="Text_20_body"><text:span text:style-name="Source_20_Text"><text:span text:style-name="T2">#of exponential statistics with an average burst duration</text:span></text:span></text:p>
      <text:p text:style-name="Text_20_body"><text:span text:style-name="Source_20_Text"><text:span text:style-name="T2">#of 5.0 seconds.</text:span></text:span></text:p>
      <text:p text:style-name="Text_20_body"><text:span text:style-name="Source_20_Text"><text:span text:style-name="T2">0.0 ON 1 UDP DST 127.0.0.1/5000 BURST [RANDOM 10.0 PERIODIC [10.0 1024] EXP 5.0]</text:span></text:span></text:p>
      <text:h text:style-name="P14" text:outline-level="5"><text:bookmark text:name="JITTER_Pattern"/>5.2.5.4. JITTER Pattern:</text:h>
      <text:p text:style-name="P5">Option syntax:</text:p>
      <text:p text:style-name="Text_20_body"><text:span text:style-name="Source_20_Text"><text:span text:style-name="T2">... JITTER [&lt;rate&gt; &lt;size&gt; &lt;jitterFraction&gt;]...</text:span></text:span></text:p>
      <text:p text:style-name="P5">This pattern type generates messages of a fixed &lt;size&gt; (in bytes) with the specified jitter pattern defined by the &lt;rate&gt; (in messages/second) and &lt;jitterFraction&gt;. The jitterFraction defines the interval of deviation from the rate and must be greater than zero and less than 0.5. A jitter pattern of "JITTER [1 1024 .5]" will result in packets being sent at a random interval between 0.5 seconds and 1.5 seconds. For the UDP protocol the &lt;size&gt; field must be greater or equal to the minimum MGEN message size and less than or equal to the maximum UDP message size of 8192 bytes. For TCP protocol, &lt;size&gt; parameter is unlimited. Note the &lt;rate&gt; must be greater than or equal to 0.0 messages/second for the TCP and UDP protocols.</text:p>
      <text:p text:style-name="P5">Example:</text:p>
      <text:p text:style-name="Text_20_body"><text:span text:style-name="Source_20_Text"><text:span text:style-name="T2">#Start an MGEN flow sending 1024 byte messages</text:span></text:span></text:p>
      <text:p text:style-name="Text_20_body"><text:span text:style-name="Source_20_Text"><text:span text:style-name="T2">#at a random interval between 0.5 and 1.5 seconds.</text:span></text:span></text:p>
      <text:p text:style-name="Text_20_body"><text:span text:style-name="Source_20_Text"><text:span text:style-name="T2">0.0 ON 1 UDP DST 127.0.0.1/5000 JITTER [1.0 1024 .5]</text:span></text:span></text:p>
      <text:h text:style-name="P14" text:outline-level="5"><text:bookmark text:name="CLONE_Pattern"/>5.2.5.5. CLONE Pattern:</text:h>
      <text:p text:style-name="P5">Option syntax:</text:p>
      <text:p text:style-name="Text_20_body"><text:span text:style-name="Source_20_Text"><text:span text:style-name="T2">... CLONE [&lt;fileType&gt; &lt;fileName&gt; [&lt;repeatCount&gt;]]...</text:span></text:span></text:p>
      <text:p text:style-name="P5">This pattern type will incrementally read a file of the specified &lt;fileType&gt; to determine mgen packet <text:soft-page-break/>sizes and message transmission intervals. Currently only tcpdump binary files are supported. It is assumed that the tcpdump file has been filtered to contain only the traffic that is to be "cloned".</text:p>
      <text:p text:style-name="P5">At the flow event start time mgen will send a packet corresponding to the size of the first packet read from the file. Note that mgen assumes the records contain IPv4 UDP headers and therefore subtracts 42 bytes from the captured frame size reported by tcpdump. The second packet will be read from the file and a the second mgen packet of the same size will be sent as scheduled by the interval between the first and second packets. When the file is rewound, the first packet will not be transmitted. The second packet in the file will be scheduled to be sent after the last packet in the file according to the interval between the first and second packets in the file.</text:p>
      <text:p text:style-name="P5">At present the only valid &lt;fileType&gt; is "tcpdump". The tcpdump file must be in binary format (created with tcpdump's -w option) and is assumed to be filtered to contain only the traffic that is to be cloned.</text:p>
      <text:p text:style-name="P5">&lt;fileName&gt; is the name of the file containing the data to be used as the template for the MGEN pattern timing (packet intervals) and packet size(s).</text:p>
      <text:p text:style-name="P5">&lt;repeatCount&gt; is an optional parameter that specifies the number of times the file is to be processed. &lt;repeatCount&gt; can be set to "-1" (the default), "0", or a positive integer. "-1" causes the file to be continuously read until the flow is stopped by an OFF event or the mgen program ends. "0" directs mgen to clone the file once and stop. A positive integer "N" indicates the number of repititions through the file, e.g. a value of 1 will cause the file to be read twice, once plus the repeat.</text:p>
      <text:p text:style-name="P5">Out of sequence time stamps have been seen occasionally in tcpdump output. MGEN will schedule these packets for immediate transmission and if running at debug level 2, will log a warning message.</text:p>
      <text:p text:style-name="P5">Note that some Linux distributions enable "segmentation/reassembly offload". This feature causes the network driver to do TCP segmentation and reassembly. In such case, larger packets than MGEN can clone will be logged in the pcap files. Disable this feature to successfully process this data. (e.g. ethtool --offload eth0 gso off; ethtool --offload eth0 tso off; ethtool --offload eth0 gro off).</text:p>
      <text:p text:style-name="P5">Example:</text:p>
      <text:p text:style-name="Text_20_body"><text:span text:style-name="Source_20_Text"><text:span text:style-name="T2">#Start an MGEN flow and clone the contents of the specified file once</text:span></text:span></text:p>
      <text:p text:style-name="Text_20_body"><text:span text:style-name="T2">0</text:span><text:span text:style-name="Source_20_Text"><text:span text:style-name="T2">.0 ON 1 UDP DST 127.0.0.1/5000 CLONE [tcpdump tcpdump.dat [0]]</text:span></text:span></text:p>
      <text:h text:style-name="P13" text:outline-level="4"><text:bookmark text:name="_Broadcast"/>5.2.6. BROADCAST</text:h>
      <text:p text:style-name="P5">Option syntax:</text:p>
      <text:p text:style-name="Text_20_body"><text:span text:style-name="Source_20_Text"><text:span text:style-name="T2">... BROADCAST {ON|OFF} ...</text:span></text:span></text:p>
      <text:p text:style-name="P5">This sets the SO_BROADCAST socket option to enable or disable the sending (and sometimes receiving) of broadcast messages. By default BROADCAST is ON.</text:p>
      <text:h text:style-name="P13" text:outline-level="4"><text:bookmark text:name="_Logdata"/>5.2.7. LOGDATA</text:h>
      <text:p text:style-name="P5">Option syntax:</text:p>
      <text:p text:style-name="Text_20_body"><text:soft-page-break/><text:span text:style-name="Source_20_Text"><text:span text:style-name="T2">... LOGDATA {ON|OFF} ...</text:span></text:span></text:p>
      <text:p text:style-name="P5">Controls whether MGEN will log the optional data attribute field at MGEN receivers (including within MGEN binary log files). It does not affect whether MGEN senders send the requested data attribute. By default LOGDATA is ON.</text:p>
      <text:h text:style-name="P13" text:outline-level="4"><text:bookmark text:name="_Type-Of-Service_TOS"/>5.2.8. Type-Of-Service (TOS)</text:h>
      <text:p text:style-name="P5">Option syntax:</text:p>
      <text:p text:style-name="Text_20_body"><text:span text:style-name="Source_20_Text"><text:span text:style-name="T2">... TOS &lt;value&gt; ...</text:span></text:span></text:p>
      <text:p text:style-name="Text_20_body"><text:span text:style-name="T2">The IP TOS (type-of-service) field can be controlled for IP packets associated with MGEN traffic generation. The &lt;value&gt; field specifies the value of the 8-bit TOS field in IPv4 packets. (IPv6 packets do not have a TOS field. MGEN will soon support control of the similar FLOW_ID field for IPv6 operation.) The &lt;value&gt; field must be in the range of 0-255 in decimal or hexadecimal notation. The interpretation of the TOS value by different computer operating systems and network devices may vary. In some cases, computer hosts will not allow all possible values to be used, and in others "super user" (root) privileges may be required to set the IP TOS field to certain values. Below are some notes on suggested interpretation by the Internet Engineering Task Force (IETF). Note that TOS is maintained on a "per socket" basis and that setting the TOS for a flow will affect other flows sharing the same network socket. See the </text:span><text:a xlink:type="simple" xlink:href="http://downloads.pf.itd.nrl.navy.mil/docs/mgen/mgen.html#_Source_Port_SRC"><text:span text:style-name="T2">SRC</text:span></text:a><text:span text:style-name="T2"> option to make sure different flows use different sockets.</text:span></text:p>
      <text:p text:style-name="P5">Example:</text:p>
      <text:p text:style-name="Text_20_body"><text:span text:style-name="Source_20_Text"><text:span text:style-name="T2">#Start flow 1 with default TOS</text:span></text:span></text:p>
      <text:p text:style-name="Text_20_body"><text:span text:style-name="Source_20_Text"><text:span text:style-name="T2">0.0 ON 1 UDP DST 127.0.0.1/5000 PERIODIC [1.0 1024]</text:span></text:span></text:p>
      <text:p text:style-name="Text_20_body"><text:span text:style-name="Source_20_Text"><text:span text:style-name="T2">#Modify flow 1 to TOS = 0x10 (low delay)</text:span></text:span></text:p>
      <text:p text:style-name="Text_20_body"><text:span text:style-name="Source_20_Text"><text:span text:style-name="T2">5.0 MOD 1 TOS 0x10</text:span></text:span></text:p>
      <text:p text:style-name="P5">Notes on the value of the IP TOS field:</text:p>
      <text:p text:style-name="P15"><text:s text:c="4"/></text:p>
      <text:p text:style-name="P15"><text:s text:c="8"/></text:p>
      <text:p text:style-name="P15"><text:s text:c="2"/>0 <text:s text:c="4"/>1 <text:s text:c="4"/>2 <text:s text:c="4"/>3 <text:s text:c="4"/>4 <text:s text:c="4"/>5 <text:s text:c="4"/>6 <text:s text:c="4"/>7 <text:s text:c="2"/></text:p>
      <text:p text:style-name="P15">+-----+-----+-----+-----+-----+-----+-----+-----+</text:p>
      <text:p text:style-name="P15">| <text:s text:c="2"/>PRECEDENCE <text:s text:c="3"/>| <text:s text:c="9"/>TOS <text:s text:c="9"/>| MBZ |</text:p>
      <text:p text:style-name="P16">+-----+-----+-----+-----+-----+-----+-----+-----+</text:p>
      <text:p text:style-name="P5">The Type-of-Service byte in the IP header is divided into three sections: the Precedence field (high-order 3 bits), a field that is called Type of Service or TOS (next 4 bits), and a reserved bit (the low order bit). The TOS bits can be set to 5 different settings including the default setting of 0000, while the PRECEDENCE can be set to 8 different setting including default 000.</text:p>
      <text:p text:style-name="P5">TOS defini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 </text:p>
          </table:table-cell>
          <table:table-cell table:style-name="Table1.A1" office:value-type="string">
            <text:p text:style-name="P11">IPTOS_TOS_MASKIPTOS_TO<text:soft-page-break/>S(tos)</text:p>
          </table:table-cell>
          <table:table-cell table:style-name="Table1.A1" office:value-type="string">
            <text:p text:style-name="P11">0x1E= ((tos) <text:soft-page-break/>&amp; IPTOS_TOS_MASK)</text:p>
          </table:table-cell>
          <table:table-cell table:style-name="Table1.D1" office:value-type="string">
            <text:p text:style-name="P11"> </text:p>
          </table:table-cell>
        </table:table-row>
        <table:table-row>
          <table:table-cell table:style-name="Table1.A2" office:value-type="string">
            <text:p text:style-name="P11">1000 --</text:p>
          </table:table-cell>
          <table:table-cell table:style-name="Table1.A2" office:value-type="string">
            <text:p text:style-name="P11">IP_TOS_LOWDELAY</text:p>
          </table:table-cell>
          <table:table-cell table:style-name="Table1.A2" office:value-type="string">
            <text:p text:style-name="P11">0x10</text:p>
          </table:table-cell>
          <table:table-cell table:style-name="Table1.D2" office:value-type="string">
            <text:p text:style-name="P11">TOS = 16</text:p>
          </table:table-cell>
        </table:table-row>
        <table:table-row>
          <table:table-cell table:style-name="Table1.A2" office:value-type="string">
            <text:p text:style-name="P11">0100 --</text:p>
          </table:table-cell>
          <table:table-cell table:style-name="Table1.A2" office:value-type="string">
            <text:p text:style-name="P11">IP_TOS_THROUGHPUT</text:p>
          </table:table-cell>
          <table:table-cell table:style-name="Table1.A2" office:value-type="string">
            <text:p text:style-name="P11">0x08</text:p>
          </table:table-cell>
          <table:table-cell table:style-name="Table1.D2" office:value-type="string">
            <text:p text:style-name="P11">TOS = 8</text:p>
          </table:table-cell>
        </table:table-row>
        <table:table-row>
          <table:table-cell table:style-name="Table1.A2" office:value-type="string">
            <text:p text:style-name="P11">0010 --</text:p>
          </table:table-cell>
          <table:table-cell table:style-name="Table1.A2" office:value-type="string">
            <text:p text:style-name="P11">IPTOS_RELIABILITY</text:p>
          </table:table-cell>
          <table:table-cell table:style-name="Table1.A2" office:value-type="string">
            <text:p text:style-name="P11">0x04</text:p>
          </table:table-cell>
          <table:table-cell table:style-name="Table1.D2" office:value-type="string">
            <text:p text:style-name="P11">TOS = 4</text:p>
          </table:table-cell>
        </table:table-row>
        <table:table-row>
          <table:table-cell table:style-name="Table1.A2" office:value-type="string">
            <text:p text:style-name="P11">0001 --</text:p>
          </table:table-cell>
          <table:table-cell table:style-name="Table1.A2" office:value-type="string">
            <text:p text:style-name="P11">IPTOS_LOWCOST</text:p>
          </table:table-cell>
          <table:table-cell table:style-name="Table1.A2" office:value-type="string">
            <text:p text:style-name="P11">0x02</text:p>
          </table:table-cell>
          <table:table-cell table:style-name="Table1.D2" office:value-type="string">
            <text:p text:style-name="P11">TOS = 2</text:p>
          </table:table-cell>
        </table:table-row>
        <table:table-row>
          <table:table-cell table:style-name="Table1.A2" office:value-type="string">
            <text:p text:style-name="P11">0000 --</text:p>
          </table:table-cell>
          <table:table-cell table:style-name="Table1.A2" office:value-type="string">
            <text:p text:style-name="P11">normal service</text:p>
          </table:table-cell>
          <table:table-cell table:style-name="Table1.A2" office:value-type="string">
            <text:p text:style-name="P11">0x00</text:p>
          </table:table-cell>
          <table:table-cell table:style-name="Table1.D2" office:value-type="string">
            <text:p text:style-name="P11">TOS = 0</text:p>
          </table:table-cell>
        </table:table-row>
      </table:table>
      <text:p text:style-name="P5">Precedence defini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111 --</text:p>
          </table:table-cell>
          <table:table-cell table:style-name="Table2.A1" office:value-type="string">
            <text:p text:style-name="P11">IPTOS_PREC_MASKIPTOS_PREC(tos)</text:p>
          </table:table-cell>
          <table:table-cell table:style-name="Table2.A1" office:value-type="string">
            <text:p text:style-name="P11">0xe0= ((tos) &amp;IPTOS_PREC_MASK)</text:p>
          </table:table-cell>
          <table:table-cell table:style-name="Table2.D1" office:value-type="string">
            <text:p text:style-name="P11"> </text:p>
          </table:table-cell>
        </table:table-row>
        <table:table-row>
          <table:table-cell table:style-name="Table2.A2" office:value-type="string">
            <text:p text:style-name="P11">111 --</text:p>
          </table:table-cell>
          <table:table-cell table:style-name="Table2.A2" office:value-type="string">
            <text:p text:style-name="P11">IPTOS_PREC_NETCONTROL</text:p>
          </table:table-cell>
          <table:table-cell table:style-name="Table2.A2" office:value-type="string">
            <text:p text:style-name="P11">0xe0</text:p>
          </table:table-cell>
          <table:table-cell table:style-name="Table2.D2" office:value-type="string">
            <text:p text:style-name="P11">TOS = 224</text:p>
          </table:table-cell>
        </table:table-row>
        <table:table-row>
          <table:table-cell table:style-name="Table2.A2" office:value-type="string">
            <text:p text:style-name="P11">110 --</text:p>
          </table:table-cell>
          <table:table-cell table:style-name="Table2.A2" office:value-type="string">
            <text:p text:style-name="P11">IPTOS_PREC_INTERNETCONTROL</text:p>
          </table:table-cell>
          <table:table-cell table:style-name="Table2.A2" office:value-type="string">
            <text:p text:style-name="P11">0xc0</text:p>
          </table:table-cell>
          <table:table-cell table:style-name="Table2.D2" office:value-type="string">
            <text:p text:style-name="P11">TOS = 192</text:p>
          </table:table-cell>
        </table:table-row>
        <table:table-row>
          <table:table-cell table:style-name="Table2.A2" office:value-type="string">
            <text:p text:style-name="P11">101 --</text:p>
          </table:table-cell>
          <table:table-cell table:style-name="Table2.A2" office:value-type="string">
            <text:p text:style-name="P11">IPTOS_PREC_CRITIC_ECP</text:p>
          </table:table-cell>
          <table:table-cell table:style-name="Table2.A2" office:value-type="string">
            <text:p text:style-name="P11">0xa0</text:p>
          </table:table-cell>
          <table:table-cell table:style-name="Table2.D2" office:value-type="string">
            <text:p text:style-name="P11">TOS = 160</text:p>
          </table:table-cell>
        </table:table-row>
        <table:table-row>
          <table:table-cell table:style-name="Table2.A2" office:value-type="string">
            <text:p text:style-name="P11">100 --</text:p>
          </table:table-cell>
          <table:table-cell table:style-name="Table2.A2" office:value-type="string">
            <text:p text:style-name="P11">IPTOS_PREC_FLASHOVERRIDE</text:p>
          </table:table-cell>
          <table:table-cell table:style-name="Table2.A2" office:value-type="string">
            <text:p text:style-name="P11">0x80</text:p>
          </table:table-cell>
          <table:table-cell table:style-name="Table2.D2" office:value-type="string">
            <text:p text:style-name="P11">TOS = 128</text:p>
          </table:table-cell>
        </table:table-row>
        <table:table-row>
          <table:table-cell table:style-name="Table2.A2" office:value-type="string">
            <text:p text:style-name="P11">011 --</text:p>
          </table:table-cell>
          <table:table-cell table:style-name="Table2.A2" office:value-type="string">
            <text:p text:style-name="P11">IPTOS_PREC_FLASH</text:p>
          </table:table-cell>
          <table:table-cell table:style-name="Table2.A2" office:value-type="string">
            <text:p text:style-name="P11">0x60</text:p>
          </table:table-cell>
          <table:table-cell table:style-name="Table2.D2" office:value-type="string">
            <text:p text:style-name="P11">TOS = 96</text:p>
          </table:table-cell>
        </table:table-row>
        <table:table-row>
          <table:table-cell table:style-name="Table2.A2" office:value-type="string">
            <text:p text:style-name="P11">010 --</text:p>
          </table:table-cell>
          <table:table-cell table:style-name="Table2.A2" office:value-type="string">
            <text:p text:style-name="P11">IPTOS_PREC_IMMEDIATE</text:p>
          </table:table-cell>
          <table:table-cell table:style-name="Table2.A2" office:value-type="string">
            <text:p text:style-name="P11">0x40</text:p>
          </table:table-cell>
          <table:table-cell table:style-name="Table2.D2" office:value-type="string">
            <text:p text:style-name="P11">TOS = 64</text:p>
          </table:table-cell>
        </table:table-row>
        <table:table-row>
          <table:table-cell table:style-name="Table2.A2" office:value-type="string">
            <text:p text:style-name="P11">001 --</text:p>
          </table:table-cell>
          <table:table-cell table:style-name="Table2.A2" office:value-type="string">
            <text:p text:style-name="P11">IPTOS_PREC_PRIORITY</text:p>
          </table:table-cell>
          <table:table-cell table:style-name="Table2.A2" office:value-type="string">
            <text:p text:style-name="P11">0x20</text:p>
          </table:table-cell>
          <table:table-cell table:style-name="Table2.D2" office:value-type="string">
            <text:p text:style-name="P11">TOS = 32</text:p>
          </table:table-cell>
        </table:table-row>
        <table:table-row>
          <table:table-cell table:style-name="Table2.A2" office:value-type="string">
            <text:p text:style-name="P11">000 --</text:p>
          </table:table-cell>
          <table:table-cell table:style-name="Table2.A2" office:value-type="string">
            <text:p text:style-name="P11">IPTOS_PREC_ROUTINE</text:p>
          </table:table-cell>
          <table:table-cell table:style-name="Table2.A2" office:value-type="string">
            <text:p text:style-name="P11">0x00</text:p>
          </table:table-cell>
          <table:table-cell table:style-name="Table2.D2" office:value-type="string">
            <text:p text:style-name="P11">TOS = 0</text:p>
          </table:table-cell>
        </table:table-row>
      </table:table>
      <text:p text:style-name="Text_20_body"><text:span text:style-name="T2">If </text:span><text:span text:style-name="Source_20_Text"><text:span text:style-name="T2">TOS = 164 (or 0xa4)</text:span></text:span><text:span text:style-name="T2">, the Precedence would be </text:span><text:span text:style-name="Source_20_Text"><text:span text:style-name="T2">IPTOS_PREC_CRITIC_ECP</text:span></text:span><text:span text:style-name="T2"> and the </text:span><text:span text:style-name="Source_20_Text"><text:span text:style-name="T2">TOS</text:span></text:span><text:span text:style-name="T2"> would be </text:span><text:span text:style-name="Source_20_Text"><text:span text:style-name="T2">IPTOS_RELIABILITY</text:span></text:span><text:span text:style-name="T2">. The </text:span><text:span text:style-name="Source_20_Text"><text:span text:style-name="T2">IP TOS</text:span></text:span><text:span text:style-name="T2"> field bits would be set as </text:span><text:span text:style-name="Source_20_Text"><text:span text:style-name="T2">10100100</text:span></text:span><text:span text:style-name="T2">.</text:span></text:p>
      <text:h text:style-name="P13" text:outline-level="4"><text:bookmark text:name="_Time-To-Live_TTL"/>5.2.9. Multicast Time-To-Live (TTL)</text:h>
      <text:p text:style-name="P5">Option syntax:</text:p>
      <text:p text:style-name="Text_20_body"><text:soft-page-break/><text:span text:style-name="Source_20_Text"><text:span text:style-name="T2">... TTL &lt;value&gt; ...</text:span></text:span></text:p>
      <text:p text:style-name="Text_20_body"><text:span text:style-name="T2">The time-to-live (TTL) hop count can be controlled for IP multicast traffic generated by MGEN. As with </text:span><text:a xlink:type="simple" xlink:href="http://downloads.pf.itd.nrl.navy.mil/docs/mgen/mgen.html#_Type-Of-Service_TOS"><text:span text:style-name="T2">TOS</text:span></text:a><text:span text:style-name="T2">, this is generally a "per socket" attribute and care should be taken if it is desired to specify different TTL values for different MGEN flows. This can be accomplished by using different </text:span><text:a xlink:type="simple" xlink:href="http://downloads.pf.itd.nrl.navy.mil/docs/mgen/mgen.html#_Source_Port_SRC"><text:span text:style-name="T2">SRC</text:span></text:a><text:span text:style-name="T2"> (source ports) for different MGEN flows. The &lt;value&gt; field must be in the range of 1-255. The default multicast TTL assumed by MGEN is 3.</text:span></text:p>
      <text:p text:style-name="P5">Example:</text:p>
      <text:p text:style-name="Text_20_body"><text:span text:style-name="Source_20_Text"><text:span text:style-name="T2">#Start an IP multicast flow with a maximum hop count ttl = 2</text:span></text:span></text:p>
      <text:p text:style-name="Text_20_body"><text:span text:style-name="Source_20_Text"><text:span text:style-name="T2">0.0 ON 1 UDP DST 224.1.2.3/5000 PERIODIC [1.0 256] TTL 2</text:span></text:span></text:p>
      <text:h text:style-name="P13" text:outline-level="4"><text:bookmark text:name="_IPv6_Flow_Label"/>5.2.10. Socket Transmit Buffer Size (TXBUFFER)</text:h>
      <text:p text:style-name="P5">Option syntax:</text:p>
      <text:p text:style-name="Text_20_body"><text:span text:style-name="Source_20_Text"><text:span text:style-name="T2">... TXBUFFER &lt;txBufferSize&gt; ...</text:span></text:span></text:p>
      <text:p text:style-name="Text_20_body"><text:span text:style-name="T2">This option allows users to set the socket transmit buffer size to a value at least as large as &lt;txBufferSize&gt;. If &lt;txBufferSize&gt; is larger that the maximum allowed by the system, &lt;txBufferSize&gt; will be set to the system maximum. To date, this option has only been tested on </text:span><text:span text:style-name="Emphasis"><text:span text:style-name="T2">linux</text:span></text:span><text:span text:style-name="T2"> systems.</text:span></text:p>
      <text:h text:style-name="P13" text:outline-level="4"><text:bookmark text:name="Socket_Receive_Buffer_Size__RXBUFFER"/>5.2.11. Socket Receive Buffer Size (RXBUFFER)</text:h>
      <text:p text:style-name="P5">Option syntax:</text:p>
      <text:p text:style-name="Text_20_body"><text:span text:style-name="Source_20_Text"><text:span text:style-name="T2">... RXBUFFER &lt;rxBufferSize&gt; ...</text:span></text:span></text:p>
      <text:p text:style-name="Text_20_body"><text:span text:style-name="T2">This option allows users to set the socket receive buffer size to a value at least as large as &lt;rxBufferSize&gt;. If &lt;rxBufferSize&gt; is larger that the maximum allowed by the system, &lt;rxBufferSize&gt; will be set to the system maximum. To date, this option has only been tested on </text:span><text:span text:style-name="Emphasis"><text:span text:style-name="T2">linux</text:span></text:span><text:span text:style-name="T2"> systems.</text:span></text:p>
      <text:h text:style-name="P13" text:outline-level="4"><text:bookmark text:name="IPv6_Flow_Label__LABEL"/>5.2.12. IPv6 Flow Label (LABEL)</text:h>
      <text:p text:style-name="P5">Option syntax:</text:p>
      <text:p text:style-name="Text_20_body"><text:span text:style-name="Source_20_Text"><text:span text:style-name="T2">... label &lt;value&gt; ...</text:span></text:span></text:p>
      <text:p text:style-name="Text_20_body"><text:span text:style-name="T2">This option allows users to specify the value applied to the IPv6 packet header "flow label" field. Although this field is 28 bits, different operating systems may restrict which portions of the field may be set. For example, the current Linux kernel (circa Jan 2003) only allows bits in the first octet of the flow label to be set. Other values are invalid on Linux, and generate an error message. Thus, using hexadecimal format for the &lt;value&gt; specified, legal values for Linux are restricted to </text:span><text:span text:style-name="Source_20_Text"><text:span text:style-name="T2">&lt;value&gt; = 0x0??00000</text:span></text:span><text:span text:style-name="T2"> where "??" specifies the first octet of the flow label. Other operating systems may behave differently.</text:span></text:p>
      <text:p text:style-name="P5">Example:</text:p>
      <text:p text:style-name="Text_20_body"><text:span text:style-name="Source_20_Text"><text:span text:style-name="T2"># Start an IPv6 flow with flow label = 0x03d00000</text:span></text:span></text:p>
      <text:p text:style-name="Text_20_body"><text:soft-page-break/><text:span text:style-name="Source_20_Text"><text:span text:style-name="T2">0.0 ON 1 UDP LABEL 0x03d00000 SRC 5000 DST5f1b:df00:ce3e:e200:0800:2078:e3e3/5001 PERIODIC [1 1024]</text:span></text:span></text:p>
      <text:h text:style-name="P13" text:outline-level="4"><text:bookmark text:name="Multicast_Interface__INTERFACE"/>5.2.13. Multicast Interface (INTERFACE)</text:h>
      <text:p text:style-name="Text_20_body"><text:span text:style-name="T2">Option syntax:</text:span><text:span text:style-name="Source_20_Text"><text:span text:style-name="T2">... INTERFACE &lt;interfaceName&gt; ...</text:span></text:span></text:p>
      <text:p text:style-name="Text_20_body"><text:span text:style-name="T2">The network interface to use for IP multicast flow transmission can be controlled with this option. The &lt;interfaceName&gt; is the network interface device name to be used for IP multicast transmission for the associated flow. Again, as with </text:span><text:a xlink:type="simple" xlink:href="http://downloads.pf.itd.nrl.navy.mil/docs/mgen/mgen.html#_Type-Of-Service_TOS"><text:span text:style-name="T2">TOS</text:span></text:a><text:span text:style-name="T2"> and </text:span><text:a xlink:type="simple" xlink:href="http://downloads.pf.itd.nrl.navy.mil/docs/mgen/mgen.html#_Time-To-Live_TTL"><text:span text:style-name="T2">TTL</text:span></text:a><text:span text:style-name="T2">, this is generally a "per socket" attribute and care should be taken if it is desired to specify different multicast interfaces for different MGEN flows. This can be accomplished by using different </text:span><text:a xlink:type="simple" xlink:href="http://downloads.pf.itd.nrl.navy.mil/docs/mgen/mgen.html#_Source_Port_SRC"><text:span text:style-name="T2">SRC</text:span></text:a><text:span text:style-name="T2"> (source ports) for different MGEN flows. If no INTERFACE option is used, MGEN will behave according to the operating system's default behavior.</text:span></text:p>
      <text:p text:style-name="P5">Example:</text:p>
      <text:p text:style-name="Text_20_body"><text:span text:style-name="Source_20_Text"><text:span text:style-name="T2">#Start an IP multicast flow on Ethernet interface named "eth1"</text:span></text:span></text:p>
      <text:p text:style-name="Text_20_body"><text:span text:style-name="Source_20_Text"><text:span text:style-name="T2">0.0 ON 1 UDP DST 224.1.2.3/5000 PERIODIC [1.0 256] INTERFACE eth1 SRC 5001</text:span></text:span></text:p>
      <text:h text:style-name="P13" text:outline-level="4"><text:bookmark text:name="Sequence_Number_Initialization__SEQUENCE"/>5.2.14. Sequence Number Initialization (SEQUENCE)</text:h>
      <text:p text:style-name="P5">Option syntax: </text:p>
      <text:p text:style-name="Text_20_body"><text:span text:style-name="Source_20_Text"><text:span text:style-name="T2">... SEQUENCE &lt;sequenceNumber&gt; ...</text:span></text:span></text:p>
      <text:p text:style-name="P5">This option sets the sequence number of the next message transmitted for the flow. MGEN flows are normally initialized to a sequence number of zero upon the first "ON" event for the flow. The sequence number is incremented by one with each message transmitted. The SEQUENCE option allows the user to override this behavior. It (along with the OFFSET command) is used by the SAVE command with MOD events for pending flows when it is desired that mgen return to a particular point in a script after being stopped and restarted.</text:p>
      <text:p text:style-name="P5">Example:</text:p>
      <text:p text:style-name="Text_20_body"><text:span text:style-name="Source_20_Text"><text:span text:style-name="T2">#Modify the sequence number of an existing flow such that</text:span></text:span></text:p>
      <text:p text:style-name="Text_20_body"><text:span text:style-name="Source_20_Text"><text:span text:style-name="T2">#the next message is transmitted with sequence number 452.</text:span></text:span></text:p>
      <text:p text:style-name="Text_20_body"><text:span text:style-name="Source_20_Text"><text:span text:style-name="T2">12.0 MOD 1 SEQUENCE 452</text:span></text:span></text:p>
      <text:h text:style-name="P13" text:outline-level="4"><text:bookmark text:name="d0e1275"/>5.2.15. UDP Connect (CONNECT)</text:h>
      <text:p text:style-name="P5">Option syntax:</text:p>
      <text:p text:style-name="P5">... CONNECT ...</text:p>
      <text:p text:style-name="P5">The optional UDP CONNECT attribute will direct MGEN to open a "connected" UDP socket. If the connection cannot be established or is not available for a time period, MGEN will continue to attempt to send packets until the flow is stopped.</text:p>
      <text:p text:style-name="P5"><text:soft-page-break/>Example:</text:p>
      <text:p text:style-name="Text_20_body"><text:span text:style-name="Source_20_Text"><text:span text:style-name="T2">#Open up a CONNECTED UDP socket</text:span></text:span></text:p>
      <text:p text:style-name="Text_20_body"><text:span text:style-name="Source_20_Text"><text:span text:style-name="T2">1.0 ON 1 UDP CONNECT DST 192.168.1.100/500 PER [1 1024]</text:span></text:span></text:p>
      <text:h text:style-name="P17" text:outline-level="3"><text:bookmark text:name="_Reception_Events"/>5.3. Reception Events</text:h>
      <text:p text:style-name="Text_20_body"><text:span text:style-name="T2">For simple reception and logging of unicast traffic, it is generally sufficient just to launch mgen with the </text:span><text:span text:style-name="Emphasis"><text:span text:style-name="T2">port</text:span></text:span><text:span text:style-name="T2"> command line option specifying the port numbers to monitor. However, for IP multicast operation or more complex behavior, an MGEN script with "Reception Events" is required.; "Reception Events" in the MGEN script file format include </text:span><text:a xlink:type="simple" xlink:href="http://downloads.pf.itd.nrl.navy.mil/docs/mgen/mgen.html#_LISTEN"><text:span text:style-name="T2">LISTEN</text:span></text:a><text:span text:style-name="T2"> and </text:span><text:a xlink:type="simple" xlink:href="http://downloads.pf.itd.nrl.navy.mil/docs/mgen/mgen.html#_IGNORE"><text:span text:style-name="T2">IGNORE</text:span></text:a><text:span text:style-name="T2"> types to control which ports are being monitored when; and </text:span><text:a xlink:type="simple" xlink:href="http://downloads.pf.itd.nrl.navy.mil/docs/mgen/mgen.html#_JOIN"><text:span text:style-name="T2">JOIN</text:span></text:a><text:span text:style-name="T2"> and </text:span><text:a xlink:type="simple" xlink:href="http://downloads.pf.itd.nrl.navy.mil/docs/mgen/mgen.html#_LEAVE"><text:span text:style-name="T2">LEAVE</text:span></text:a><text:span text:style-name="T2"> types to dynamically control IP group membership. The MGEN script syntax of "Reception Events" is:</text:span></text:p>
      <text:p text:style-name="Text_20_body"><text:span text:style-name="Source_20_Text"><text:span text:style-name="T2">&lt;eventTime&gt; &lt;eventType&gt; &lt;parameters ...&gt; [&lt;options ...&gt;]</text:span></text:span></text:p>
      <text:h text:style-name="P13" text:outline-level="4"><text:bookmark text:name="_LISTEN"/>5.3.1. LISTEN</text:h>
      <text:p text:style-name="P5">Script syntax:</text:p>
      <text:p text:style-name="Text_20_body"><text:span text:style-name="Source_20_Text"><text:span text:style-name="T2">&lt;eventTime&gt; LISTEN &lt;protocol&gt; &lt;portList&gt;</text:span></text:span></text:p>
      <text:p text:style-name="P5">The LISTEN event is used to prompt mgen to begin monitoring one or more ports for received traffic. The &lt;eventTime&gt; denotes the time (in seconds) relative to script execution. The &lt;protocol&gt; field specifies the transport protocol type. Currently, "UDP" and "TCP" transports are supported. The &lt;portList&gt; field is a comma-delimited list of individual or inclusive ranges of the port numbers (no spaces allowed) to begin monitoring. Port ranges within the list are specified in the format "&lt;lowValue&gt;-&lt;hiValue&gt;".</text:p>
      <text:p text:style-name="P5">Example:</text:p>
      <text:p text:style-name="Text_20_body"><text:span text:style-name="Source_20_Text"><text:span text:style-name="T2">#Monitor UDP port numbers 5000, 5003, 5004, 5005, 5009</text:span></text:span></text:p>
      <text:p text:style-name="Text_20_body"><text:span text:style-name="Source_20_Text"><text:span text:style-name="T2">#and TCP port number 6000, 6003, 6004, 6005</text:span></text:span></text:p>
      <text:p text:style-name="Text_20_body"><text:span text:style-name="Source_20_Text"><text:span text:style-name="T2">#beginning at time 0.0</text:span></text:span></text:p>
      <text:p text:style-name="Text_20_body"><text:span text:style-name="Source_20_Text"><text:span text:style-name="T2">0.0 LISTEN UDP 5000,5003-5005,5009</text:span></text:span></text:p>
      <text:p text:style-name="Text_20_body"><text:span text:style-name="Source_20_Text"><text:span text:style-name="T2">0.0 LISTEN TCP 6000,6003-6005</text:span></text:span></text:p>
      <text:h text:style-name="P13" text:outline-level="4"><text:bookmark text:name="_IGNORE"/>5.3.2. IGNORE</text:h>
      <text:p text:style-name="P5">Script syntax:</text:p>
      <text:p text:style-name="Text_20_body"><text:span text:style-name="Source_20_Text"><text:span text:style-name="T2">&lt;eventTime&gt; IGNORE &lt;protocol&gt; &lt;portList&gt;</text:span></text:span></text:p>
      <text:p text:style-name="Text_20_body"><text:span text:style-name="T2">The IGNORE event type is the converse to the </text:span><text:a xlink:type="simple" xlink:href="http://downloads.pf.itd.nrl.navy.mil/docs/mgen/mgen.html#_LISTEN"><text:span text:style-name="T2">LISTEN</text:span></text:a><text:span text:style-name="T2"> event type. An IGNORE event causes mgen tostop monitoring (and logging) received traffic on the specified &lt;portList&gt;. The &lt;eventTime&gt; denotes the time (in seconds) relative to script execution. The &lt;protocol&gt; field specifies the transport protocol </text:span><text:soft-page-break/><text:span text:style-name="T2">type. "UDP" and "TCP" transports are supported. The &lt;portList&gt; field is a comma-delimited list of individual or inclusive ranges of the port numbers (no spaces allowed) to begin monitoring. Port ranges within the list are specified in the format </text:span><text:span text:style-name="Source_20_Text"><text:span text:style-name="T2">"&lt;lowValue&gt;-&lt;hiValue&gt;".</text:span></text:span></text:p>
      <text:p text:style-name="P5">Example:</text:p>
      <text:p text:style-name="Text_20_body"><text:span text:style-name="Source_20_Text"><text:span text:style-name="T2">#Stop monitoring UDP port numbers 5003, 5004, 5005, 5009</text:span></text:span></text:p>
      <text:p text:style-name="Text_20_body"><text:span text:style-name="Source_20_Text"><text:span text:style-name="T2">#and TCP port numbers 6003, 6004, 6005</text:span></text:span></text:p>
      <text:p text:style-name="Text_20_body"><text:span text:style-name="Source_20_Text"><text:span text:style-name="T2">#beginning at time 10.0</text:span></text:span></text:p>
      <text:p text:style-name="Text_20_body"><text:span text:style-name="Source_20_Text"><text:span text:style-name="T2">10.0 IGNORE UDP 5003-5005,5009</text:span></text:span></text:p>
      <text:p text:style-name="Text_20_body"><text:span text:style-name="Source_20_Text"><text:span text:style-name="T2">10.0 IGNORE TCP 6003-6005</text:span></text:span></text:p>
      <text:h text:style-name="P13" text:outline-level="4"><text:bookmark text:name="_JOIN"/>5.3.3. JOIN</text:h>
      <text:p text:style-name="P5">Script syntax:</text:p>
      <text:p text:style-name="Text_20_body"><text:span text:style-name="Source_20_Text"><text:span text:style-name="T2">&lt;eventTime&gt; JOIN &lt;groupAddress&gt; [SRC &lt;srcAddress&gt;] [INTERFACE &lt;interfaceName&gt;] [PORT &lt;portNumber&gt;]</text:span></text:span></text:p>
      <text:p text:style-name="P5">The JOIN event is used to prompt mgen to "join" the specific IP multicast group indicated by the &lt;groupAddress&gt; field. The SRC option can be used to join a source specific multicast (SSM) channel. Note that the SRC option is not presently available on windows. The INTERFACE option forces the membership join request on the network interface identified by the &lt;interfaceName&gt; field. If no INTERFACE option is given, the operating system's default behavior is observed. Note it is possible to join the same group on multiple, different interfaces.</text:p>
      <text:p text:style-name="Text_20_body"><text:span text:style-name="T2">The PORT option is provided principally for operation on WIN32 systems where the IP multicast join must be performed on the same socket bound to a specific &lt;portNumber&gt;. Note that a corresponding </text:span><text:a xlink:type="simple" xlink:href="http://downloads.pf.itd.nrl.navy.mil/docs/mgen/mgen.html#_LISTEN"><text:span text:style-name="T2">LISTEN</text:span></text:a><text:span text:style-name="T2"> event for the indicated &lt;portNumber&gt; is required in order to receive traffic. Unix-based operating systems generally allow for IP multicast group membership to be independent of specific socket port bindings.</text:span></text:p>
      <text:p text:style-name="P5">As many IP group memberships as the operating system will support is permitted by mgen. This is generally a limit of the maximum number of open sockets per process or in the system at large if multiple mgen instances are used. Note that WIN32 imposes a limitation of one IP multicast group membership per socket while Unix-based systems can allow for many memberships (often 20, but OS-specific) per socket.</text:p>
      <text:p text:style-name="P5">Examples:</text:p>
      <text:p text:style-name="Text_20_body"><text:span text:style-name="Source_20_Text"><text:span text:style-name="T2">#JOIN group 224.1.2.3 at time 0.0</text:span></text:span></text:p>
      <text:p text:style-name="Text_20_body"><text:span text:style-name="Source_20_Text"><text:span text:style-name="T2">0.0 JOIN 224.1.2.3</text:span></text:span></text:p>
      <text:p text:style-name="Text_20_body"><text:span text:style-name="Source_20_Text"><text:span text:style-name="T2">#JOIN group 224.1.2.4 on interface "eth1"</text:span></text:span></text:p>
      <text:p text:style-name="Text_20_body"><text:soft-page-break/><text:span text:style-name="Source_20_Text"><text:span text:style-name="T2">0.0 JOIN 224.1.2.4 INTERFACE eth1</text:span></text:span></text:p>
      <text:p text:style-name="Text_20_body"><text:span text:style-name="Source_20_Text"><text:span text:style-name="T2">#JOIN SSM channel 232.1.1.1 with source 26.26.26.1 on interface "eth1"</text:span></text:span></text:p>
      <text:p text:style-name="Text_20_body"><text:span text:style-name="Source_20_Text"><text:span text:style-name="T2">0.0 JOIN 224.1.2.4 SRC 25.25.25.1 INTERFACE eth1</text:span></text:span></text:p>
      <text:p text:style-name="Text_20_body"><text:span text:style-name="Source_20_Text"><text:span text:style-name="T2">#JOIN group 224.1.2.5 using socket bound to port 5000</text:span></text:span></text:p>
      <text:p text:style-name="Text_20_body"><text:span text:style-name="Source_20_Text"><text:span text:style-name="T2">0.0 JOIN 224.1.2.5 PORT 5000</text:span></text:span></text:p>
      <text:h text:style-name="P13" text:outline-level="4"><text:bookmark text:name="_LEAVE"/>5.3.4. LEAVE</text:h>
      <text:p text:style-name="P5">Script syntax:</text:p>
      <text:p text:style-name="Text_20_body"><text:span text:style-name="Source_20_Text"><text:span text:style-name="T2">&lt;eventTime&gt; LEAVE &lt;groupAddress&gt; [SRC &lt;srcAddress&gt;] [INTERFACE &lt;interfaceName&gt;] [PORT &lt;portNumber]</text:span></text:span></text:p>
      <text:p text:style-name="Text_20_body"><text:span text:style-name="T2">The LEAVE event is used to prompt mgen to "leave" the specific IP multicast group indicated by the &lt;groupAddress&gt; field. The &lt;groupAddress&gt; must have been joined with a prior </text:span><text:a xlink:type="simple" xlink:href="http://downloads.pf.itd.nrl.navy.mil/docs/mgen/mgen.html#_JOIN"><text:span text:style-name="T2">JOIN</text:span></text:a><text:span text:style-name="T2"> event. The INTERFACE and/or PORT options </text:span><text:span text:style-name="Emphasis"><text:span text:style-name="T2">must</text:span></text:span><text:span text:style-name="T2"> be used if they were used with the corresponding </text:span><text:a xlink:type="simple" xlink:href="http://downloads.pf.itd.nrl.navy.mil/docs/mgen/mgen.html#_JOIN"><text:span text:style-name="T2">JOIN</text:span></text:a><text:span text:style-name="T2"> event. Note that the SSM SRC option is not presently available on windows.</text:span></text:p>
      <text:p text:style-name="P5">Examples:</text:p>
      <text:p text:style-name="Text_20_body"><text:span text:style-name="Source_20_Text"><text:span text:style-name="T2">#LEAVE group 224.1.2.3 at time 10.0</text:span></text:span></text:p>
      <text:p text:style-name="Text_20_body"><text:span text:style-name="Source_20_Text"><text:span text:style-name="T2">10.0 LEAVE 224.1.2.3</text:span></text:span></text:p>
      <text:p text:style-name="Text_20_body"><text:span text:style-name="Source_20_Text"><text:span text:style-name="T2">#LEAVE group 224.1.2.4 on interface "eth1" at time 10.0</text:span></text:span></text:p>
      <text:p text:style-name="Text_20_body"><text:span text:style-name="Source_20_Text"><text:span text:style-name="T2">10.0 LEAVE 224.1.2.4 INTERFACE eth1</text:span></text:span></text:p>
      <text:p text:style-name="Text_20_body"><text:span text:style-name="Source_20_Text"><text:span text:style-name="T2">#LEAVE SSM channel 232.1.1.1 with source 25.25.25.1 on interface "eth1" at time 10.0</text:span></text:span></text:p>
      <text:p text:style-name="Text_20_body"><text:span text:style-name="Source_20_Text"><text:span text:style-name="T2">10.0 LEAVE 224.1.2.4 SRC 25.25.25.1 INTERFACE eth1</text:span></text:span></text:p>
      <text:p text:style-name="Text_20_body"><text:span text:style-name="Source_20_Text"><text:span text:style-name="T2">#LEAVE group 224.1.2.4 on interface "eth1"and port 5000 at time 10.0</text:span></text:span></text:p>
      <text:p text:style-name="Text_20_body"><text:span text:style-name="Source_20_Text"><text:span text:style-name="T2">10.0 LEAVE 224.1.2.4 INTERFACE eth1 PORT 5000</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WenQuanYi Zen Hei Sharp" style:font-family-asian="'WenQuanYi Zen Hei Sharp'"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7:42:39.522763587</meta:creation-date>
    <dc:date>2014-03-28T18:10:34.031194424</dc:date>
    <meta:editing-duration>PT1M25S</meta:editing-duration>
    <meta:editing-cycles>3</meta:editing-cycles>
    <meta:generator>LibreOffice/4.2.2.1$Linux_x86 LibreOffice_project/eaab3ac20ba8549a7e129ef70ed2b55ecaa24b59</meta:generator>
    <meta:document-statistic meta:table-count="2" meta:image-count="0" meta:object-count="0" meta:page-count="16" meta:paragraph-count="326" meta:word-count="5154" meta:character-count="32085" meta:non-whitespace-character-count="27191"/>
  </office:meta>
</office:document-meta>
</file>